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en" fo:country="GB"/>
    </style:style>
    <style:style style:name="P2" style:parent-style-name="Normal" style:family="paragraph">
      <style:text-properties fo:language="en" fo:country="GB"/>
    </style:style>
    <style:style style:name="P3" style:parent-style-name="Normal" style:family="paragraph">
      <style:text-properties fo:language="en" fo:country="GB"/>
    </style:style>
    <style:style style:name="T4" style:parent-style-name="Lienhypertexte" style:family="text">
      <style:text-properties fo:language="en" fo:country="GB"/>
    </style:style>
    <style:style style:name="T5" style:parent-style-name="Lienhypertexte" style:family="text">
      <style:text-properties fo:language="en" fo:country="GB"/>
    </style:style>
    <style:style style:name="P6" style:parent-style-name="Normal" style:family="paragraph">
      <style:text-properties fo:language="en" fo:country="GB"/>
    </style:style>
    <style:style style:name="T7" style:parent-style-name="Policepardéfaut" style:family="text">
      <style:text-properties fo:language="en" fo:country="GB"/>
    </style:style>
  </office:automatic-styles>
  <office:body>
    <office:text text:use-soft-page-breaks="true">
      <text:p text:style-name="P1">To start, I looked up what the sharpness of an image meant and how it can be calculated.</text:p>
      <text:p text:style-name="P2">From what I understood, the sharpness is easier to see when the picture is in black and white or grayscale since there is only one value to pay attention to and not 3 (RGB).<text:s/>And we can then compare the value of each pixel and the biggest the gap between<text:s/>the<text:s/>pixels<text:s/>is, the sharpest the edge<text:s/>and the sharper the edges are, the sharper the image is.</text:p>
      <text:p text:style-name="P3">Then, I just typed<text:s/>"bluriness image opencv" on<text:s/>duckduckgo<text:s/>and<text:s/>clicked on<text:s/>a few pages that I found interesting :</text:p>
      <text:p text:style-name="Normal"><text:a xlink:href="https://answers.opencv.org/question/5395/how-to-calculate-blurriness-and-sharpness-of-a-given-image/" office:target-frame-name="_top" xlink:show="replace"><text:span text:style-name="T4">OpenCV Forum : How to calculate blurriness and sharpness of a given image</text:span></text:a></text:p>
      <text:p text:style-name="Normal"><text:a xlink:href="https://www.pyimagesearch.com/2015/09/07/blur-detection-with-opencv/" office:target-frame-name="_top" xlink:show="replace"><text:span text:style-name="T5">Pyimagesearch : Blur detection with opencv</text:span></text:a></text:p>
      <text:p text:style-name="P6">The next step for me was<text:s/>to understand what Sobel, Magnitude or even Laplacian meant and try to know why the math was made that way. So I looked their definition on the OpenCV documentation<text:s/>and found that Laplacian<text:s/>meant an operator that, just like Sobel, find edges but more precisely than Sobel.<text:s/>As for Magnitude, it is the length of a vector.</text:p>
      <text:p text:style-name="Normal"><text:span text:style-name="T7">In the end, my calcul in the SetShaprness method, get the image edges with the Sobel method, get their magnitudes and add them all together so that the image with the higher result will be the one that is the most precis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yriam sadys</meta:initial-creator>
    <dc:creator>myriam sadys</dc:creator>
    <meta:creation-date>2020-07-13T07:58:00Z</meta:creation-date>
    <dc:date>2020-07-13T14:30:00Z</dc:date>
    <meta:template xlink:href="Normal.dotm" xlink:type="simple"/>
    <meta:editing-cycles>4</meta:editing-cycles>
    <meta:editing-duration>PT23520S</meta:editing-duration>
    <meta:document-statistic meta:page-count="1" meta:paragraph-count="2" meta:word-count="221" meta:character-count="1437" meta:row-count="10" meta:non-whitespace-character-count="1218"/>
  </office:meta>
</office:document-meta>
</file>